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12pt" officeooo:rsid="001f88f1" officeooo:paragraph-rsid="001f88f1" style:font-size-asian="12pt" style:font-size-complex="12pt"/>
    </style:style>
    <style:style style:name="P5" style:family="paragraph" style:parent-style-name="Text_20_body">
      <style:text-properties style:font-name="Arial" fo:font-size="12pt" officeooo:rsid="001f88f1" officeooo:paragraph-rsid="001f88f1" style:font-size-asian="12pt" style:font-size-complex="12pt"/>
    </style:style>
    <style:style style:name="P6" style:family="paragraph" style:parent-style-name="Text_20_body">
      <style:text-properties style:font-name="Arial" fo:font-size="12pt" officeooo:rsid="0020cc07" officeooo:paragraph-rsid="0020cc07" style:font-size-asian="12pt" style:font-size-complex="12pt"/>
    </style:style>
    <style:style style:name="P7" style:family="paragraph" style:parent-style-name="Text_20_body">
      <style:text-properties style:font-name="Arial" fo:font-size="12pt" officeooo:rsid="00210f66" officeooo:paragraph-rsid="00210f66" style:font-size-asian="12pt" style:font-size-complex="12pt"/>
    </style:style>
    <style:style style:name="P8" style:family="paragraph" style:parent-style-name="Text_20_body">
      <style:text-properties style:font-name="Arial" fo:font-size="12pt" officeooo:rsid="0021430d" officeooo:paragraph-rsid="0021430d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2pt" fo:font-weight="bold" officeooo:rsid="0021430d" officeooo:paragraph-rsid="0021430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weight="normal" officeooo:rsid="0021430d" officeooo:paragraph-rsid="0021430d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text-line-through-style="none" style:text-line-through-type="none" style:font-name="Arial" fo:font-size="12pt" fo:font-style="normal" fo:font-weight="normal" officeooo:rsid="0021430d" officeooo:paragraph-rsid="0021430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line-through-style="none" style:text-line-through-type="none" style:font-name="Arial" fo:font-size="12pt" fo:font-style="normal" fo:font-weight="normal" officeooo:rsid="002167cf" officeooo:paragraph-rsid="002167c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2f50"/>
    </style:style>
    <style:style style:name="T2" style:family="text">
      <style:text-properties officeooo:rsid="0020cc0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fo:font-style="normal" style:font-style-asian="normal" style:font-style-complex="normal"/>
    </style:style>
    <style:style style:name="T7" style:family="text">
      <style:text-properties officeooo:rsid="002167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32 – </text:span>REDIRECIONAMENTO E PIPES NO LINUX – 02 – <text:span text:style-name="T1">STDIN, STDOUT, STDEER </text:span>– COMANDO TEE</text:h>
      <text:p text:style-name="P4">ls /etc | sort -r | less</text:p>
      <text:p text:style-name="P4">Redirecionamentos</text:p>
      <text:p text:style-name="P4">Operador de Redirecionamento &gt;</text:p>
      <text:p text:style-name="P4">ls -i &gt; inodes.txt</text:p>
      <text:p text:style-name="P4">As saídas redirecionadas para um arquivo não são exibidas na saída padr<text:span text:style-name="T2">ão (terminal), exceto os erros padrão.</text:span></text:p>
      <text:p text:style-name="P6">O operador &gt; cria arquivos; para não sobrescrever o conteúdo de um arquivo já existente, use o operador &gt;&gt; </text:p>
      <text:p text:style-name="P7">cat &lt; /etc /group &gt; <text:span text:style-name="T4">/tmp/grupos</text:span></text:p>
      <text:p text:style-name="P8"><text:span text:style-name="T4">ls -zz 2&gt; erro.txt</text:span></text:p>
      <text:p text:style-name="P9"><text:span text:style-name="T3">*** COMANDO TEE *** </text:span></text:p>
      <text:p text:style-name="P10"><text:span text:style-name="T3">Permite enviar de um comando para um arquivo e para a tela ao mesmo tempo</text:span></text:p>
      <text:p text:style-name="P10"><text:span text:style-name="T3">Sintaxe:</text:span></text:p>
      <text:p text:style-name="P10"><text:span text:style-name="T3">tee [opções] arquivos</text:span></text:p>
      <text:p text:style-name="P11">a<text:tab/>Anexa aos arquivos, em vez de sobrescrevê-los</text:p>
      <text:p text:style-name="P11">Exemplo <text:span text:style-name="T7">1:</text:span></text:p>
      <text:p text:style-name="P12">ls -l | tee arquivo1</text:p>
      <text:p text:style-name="P12">Exemplo 2:</text:p>
      <text:p text:style-name="P12">ls -l | tee arquivo1 | less</text:p>
      <text:p text:style-name="P12"/>
      <text:p text:style-name="P11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9:15:51.185258968</meta:creation-date>
    <dc:date>2020-03-20T13:22:48.163478898</dc:date>
    <meta:editing-duration>PT35M28S</meta:editing-duration>
    <meta:editing-cycles>5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21" meta:character-count="671" meta:non-whitespace-character-count="562"/>
  </office:meta>
</office:document-meta>
</file>